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fo:text-align="center" style:justify-single-word="false" style:page-number="auto"/>
    </style:style>
    <style:style style:name="P2" style:family="paragraph" style:parent-style-name="Название_20_объекта">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style:font-name="Courier New" fo:font-size="8pt" style:font-size-asian="8pt" style:font-name-complex="Courier New"/>
    </style:style>
    <style:style style:name="P5" style:family="paragraph" style:parent-style-name="Standard">
      <style:paragraph-properties fo:text-align="justify" style:justify-single-word="false"/>
      <style:text-properties style:font-name="Courier New" fo:font-size="8pt" style:font-size-asian="8pt" style:font-name-complex="Courier New"/>
    </style:style>
    <style:style style:name="P6" style:family="paragraph" style:parent-style-name="Standard">
      <style:text-properties style:font-name="Courier New" fo:font-size="8pt" fo:language="en" fo:country="US" style:font-size-asian="8pt" style:font-name-complex="Courier New"/>
    </style:style>
    <style:style style:name="P7"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8" style:family="paragraph" style:parent-style-name="Standard">
      <style:text-properties style:font-name="Courier New" fo:font-size="8pt" fo:language="en" fo:country="US" fo:font-weight="bold" style:font-size-asian="8pt" style:font-weight-asian="bold" style:font-name-complex="Courier New" style:font-weight-complex="bold"/>
    </style:style>
    <style:style style:name="P9" style:family="paragraph" style:parent-style-name="Standard">
      <style:paragraph-properties fo:text-align="justify" style:justify-single-word="false"/>
      <style:text-properties style:font-name="Courier New" fo:font-size="8pt" fo:language="en" fo:country="US" style:font-name-asian="Courier New" style:font-size-asian="8pt" style:font-name-complex="Courier New"/>
    </style:style>
    <style:style style:name="P10" style:family="paragraph" style:parent-style-name="Standard">
      <style:paragraph-properties fo:margin-left="0.5in" fo:margin-right="0in" fo:text-align="justify" style:justify-single-word="false" fo:text-indent="0in" style:auto-text-indent="false"/>
    </style:style>
    <style:style style:name="P11" style:family="paragraph" style:parent-style-name="Standard">
      <style:paragraph-properties fo:margin-left="0.5in" fo:margin-right="0in" fo:text-align="justify" style:justify-single-word="false" fo:text-indent="0in" style:auto-text-indent="false"/>
      <style:text-properties fo:language="en" fo:country="US" fo:font-weight="bold" style:font-weight-asian="bold" style:font-weight-complex="bold"/>
    </style:style>
    <style:style style:name="P12" style:family="paragraph" style:parent-style-name="Standard">
      <style:paragraph-properties fo:margin-left="0in" fo:margin-right="0in" fo:text-indent="0.5in" style:auto-text-indent="false"/>
    </style:style>
    <style:style style:name="P13" style:family="paragraph" style:parent-style-name="Standard">
      <style:paragraph-properties fo:margin-left="0in" fo:margin-right="0in" fo:text-align="justify" style:justify-single-word="false" fo:text-indent="0.5in" style:auto-text-indent="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background-color="#ff0000"/>
    </style:style>
    <style:style style:name="T4" style:family="text">
      <style:text-properties fo:font-weight="bold" style:font-weight-asian="bold" style:font-weight-complex="bold"/>
    </style:style>
    <style:style style:name="T5" style:family="text">
      <style:text-properties fo:font-weight="bold" style:font-weight-asian="bold" style:font-weight-complex="bold" fo:background-color="#ff0000"/>
    </style:style>
    <style:style style:name="T6" style:family="text">
      <style:text-properties fo:background-color="#ff0000"/>
    </style:style>
    <style:style style:name="T7" style:family="text">
      <style:text-properties style:font-name="Courier New" style:font-name-complex="Courier New"/>
    </style:style>
    <style:style style:name="T8" style:family="text">
      <style:text-properties style:font-name="Courier New" fo:language="en" fo:country="US" style:font-name-complex="Courier New"/>
    </style:style>
    <style:style style:name="T9" style:family="text">
      <style:text-properties style:font-name="Courier New" fo:language="en" fo:country="US" fo:font-weight="bold" style:font-weight-asian="bold" style:font-name-complex="Courier New" style:font-weight-complex="bold"/>
    </style:style>
    <style:style style:name="T10" style:family="text">
      <style:text-properties style:font-name="Courier New" fo:font-size="8pt" style:font-size-asian="8pt" style:font-name-complex="Courier New"/>
    </style:style>
    <style:style style:name="T11" style:family="text">
      <style:text-properties style:font-name="Courier New" fo:font-size="8pt" fo:language="en" fo:country="US" style:font-size-asian="8pt" style:font-name-complex="Courier New"/>
    </style:style>
    <style:style style:name="T12" style:family="text">
      <style:text-properties style:font-name="Courier New" fo:font-size="8pt" fo:language="en" fo:country="US" fo:font-weight="bold" style:font-size-asian="8pt" style:font-weight-asian="bold" style:font-name-complex="Courier New" style:font-weight-complex="bold"/>
    </style:style>
    <style:style style:name="T13" style:family="text">
      <style:text-properties style:font-name="Courier New" fo:font-size="8pt" fo:font-weight="bold" style:font-size-asian="8pt" style:font-weight-asian="bold" style:font-name-complex="Courier New"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 text:outline-level="1">борьба с утечками ресурсов и переполняющимися буферами на языковом и внеязыковом уровне</text:h>
      <text:p text:style-name="Standard">крис касперски ака мыщъх, <text:span text:style-name="T1">no</text:span>-<text:span text:style-name="T1">email</text:span></text:p>
      <text:p text:style-name="P11"/>
      <text:p text:style-name="P10"><text:span text:style-name="T4">с утечками ресурсов и переполняющимися буферами программистское сообщество борется уже лет тридцать, но все безуспешно. в этой </text:span><text:span text:style-name="T5">статье</text:span><text:span text:style-name="T4"> мыщъх делится своими собственными трюками и находками. на "серебряную пулю" они не претендуют, но ликвидируют значительное количество ошибок с минимальными накладными расходами</text:span></text:p>
      <text:h text:style-name="Heading_20_2" text:outline-level="2">введение</text:h>
      <text:p text:style-name="P13">Проблемы утечек ресурсов и переполнения буферов главным образом относятся к Си (и в меньшей степени к его преемнику — Си++). Это не покажется удивительным, если вспомнить, что Си — самый низкоуровневый из всех высокоуровневых языков, всего лишь на одну ступень отстоящий от ассемблера. Си делает только то, о чем его просят, вынуждая программиста самостоятельно выделять и освобождать память, контролировать границы буферов и заботиться о массе других вещей, которые на <text:span text:style-name="T1">Java</text:span>, С# и многих других языках автоматически выполняются компилятором (интерпретатором), однако, ни один из них не завоевал такой популярности как Си и навряд ли завоюет ее в дальнейшем. Почему? На Си написано огромное количество программ, которые необходимо развивать и поддерживать, Си обеспечивает максимальную производительность и переносимость, в то время как его конкуренты предлагают _либо_ производительность, _либо_ переносимость.</text:p>
      <text:p text:style-name="P13">Что же касается Си++, то это гибрид, вобравший в себя множество концепций и парадигм программирования, позаимствованных из таких языков как, например, как <text:span text:style-name="T1">ADA</text:span> или <text:span text:style-name="T1">Smalltalk</text:span>, но все равно оставшийся "ручным". В нем нет ни сборщика мусора, ни динамических стековых массивов, ни автоматического контроля границ, ни многих других вещей, которые по-прежнему приходится делать руками. А нет их там потому, что вся эта "автоматизация" заметно снижает производительность и превращает Си++ в пародию на <text:span text:style-name="T1">Visual</text:span> <text:span text:style-name="T1">Basic</text:span>, ярчайшим примером которой является <text:span text:style-name="T1">C</text:span>#. Ходят устойчивые слухи, что значительная часть <text:span text:style-name="T1">Longhorn</text:span>'а была написана на <text:span text:style-name="T1">C</text:span>#, но несмотря на все усилия разработчиков, достичь приемлемой производительности и стабильности им так и не удалось (а что еще можно ожидать от Бейсика, пускай и продвигаемого под видом Си?). В конечном счете, компания была вынуждена похоронить миллионы строк, и начать разработку заново. Если не ошибаюсь, текущая версия <text:span text:style-name="T1">Windows</text:span> <text:span text:style-name="T1">Vista</text:span> базируется на коде <text:span text:style-name="T1">Server </text:span>2003, написанного на смеси Си с Си++, а это, значит, что отказ от Си/Си++ (по крайней мере в крупных проектов) невозможен и вместо того, чтобы жаловаться на судьбу, лучше придумать пару-тройку новых методов борьбы с утечками и переполняющимися буферам, о чем мы сейчас и поговорим.</text:p>
      <text:h text:style-name="Heading_20_2" text:outline-level="2">переполняющиеся буфера</text:h>
      <text:p text:style-name="P13">Ошибок переполнения не избежала практически ни одна программа чуть более сложная, чем "<text:span text:style-name="T1">hello</text:span>, <text:span text:style-name="T1">world</text:span>!", а все потому, что ошибки переполнения в Си носят фундаментальный характер и язык не предоставляет никаких механизмов для их преодоления.</text:p>
      <text:p text:style-name="P13">Контроль границ буфера приходится осуществлять вручную. К тому же, если говорить по существу, в Си вообще нет никаких буферов. Получив указатель на "буфер", функция не может определить его длину. Оператор <text:span text:style-name="T8">sizeof</text:span> возвращает размер указателя (как правило, равный <text:span text:style-name="T1">DWORD</text:span>), но отнюдь не размер блока, на который он указывает. Небольшую лазейку оставляет нестандартная функция _<text:span text:style-name="T8">msize</text:span>, сообщающая размер динамического блока, но она требует указателя на его начало, отказываясь работать с серединой.</text:p>
      <text:p text:style-name="P13">Простейшая тестовая программа все это наглядно подтверждает:</text:p>
      <text:p text:style-name="P13"/>
      <text:p text:style-name="P5">// Функция, принимающая указатель</text:p>
      <text:p text:style-name="P5">// и пытающаяся определить размер соответствующего ему блока</text:p>
      <text:p text:style-name="P3"><text:span text:style-name="T11">foo(char *p){printf("sizeof says = %Xh\n_msize says = %Xh\n",sizeof(p),_msize(p));}</text:span></text:p>
      <text:p text:style-name="P7"/>
      <text:p text:style-name="P7">main()</text:p>
      <text:p text:style-name="P7">{</text:p>
      <text:p text:style-name="P7"><text:tab/>char buf[0x666]; char *p = malloc(0x999);</text:p>
      <text:p text:style-name="P7"/>
      <text:p text:style-name="P3"><text:soft-page-break/><text:span text:style-name="T11"><text:tab/></text:span><text:span text:style-name="T10">// передаем указатель на начало блока</text:span></text:p>
      <text:p text:style-name="P3"><text:span text:style-name="T10"><text:tab/></text:span><text:span text:style-name="T11">foo(buf);foo(p);</text:span></text:p>
      <text:p text:style-name="P7"/>
      <text:p text:style-name="P3"><text:span text:style-name="T11"><text:tab/></text:span><text:span text:style-name="T10">// передаем указатель на середину блока</text:span></text:p>
      <text:p text:style-name="P3"><text:span text:style-name="T10"><text:tab/></text:span><text:span text:style-name="T11">foo(&amp;buf[6]);foo(p+9);</text:span></text:p>
      <text:p text:style-name="P5">}</text:p>
      <text:p text:style-name="P2">Листинг<text:span text:style-name="T1"> </text:span><text:sequence text:ref-name="refЛистинг0" text:name="Листинг" text:formula="ooow:Листинг+1" style:num-format="1">1</text:sequence><text:span text:style-name="T1"> </text:span>программа, демонстрируя невозможность определения размера блока по указателю</text:p>
      <text:p text:style-name="P12">После запуска мы получим следующие весьма неутешительные данные:</text:p>
      <text:p text:style-name="P12"/>
      <text:p text:style-name="P4">// указатель на начало стекового буфера</text:p>
      <text:p text:style-name="Standard"><text:span text:style-name="T11">sizeof says = 4h, _msize says = 12E8CEh<text:tab/>// sizeof </text:span><text:span text:style-name="T10">и</text:span><text:span text:style-name="T11"> _msize </text:span><text:span text:style-name="T10">провалились</text:span></text:p>
      <text:p text:style-name="P6"/>
      <text:p text:style-name="P4">// указатель на начало динамического буфера</text:p>
      <text:p text:style-name="Standard"><text:span text:style-name="T11">sizeof says = 4h, _msize says = 9A0h<text:tab/><text:tab/>// sizeof </text:span><text:span text:style-name="T10">провалилась</text:span><text:span text:style-name="T11">, _msize - </text:span><text:span text:style-name="T10">почти</text:span><text:span text:style-name="T11"> </text:span><text:span text:style-name="T10">ОК</text:span></text:p>
      <text:p text:style-name="P4"/>
      <text:p text:style-name="P4">// указатель на середину стекового буфера</text:p>
      <text:p text:style-name="Standard"><text:span text:style-name="T11">sizeof says = 4h, _msize says = FFFFFFFFh<text:tab/>// sizeof </text:span><text:span text:style-name="T10">и</text:span><text:span text:style-name="T11"> _msize </text:span><text:span text:style-name="T10">провалились</text:span></text:p>
      <text:p text:style-name="P6"/>
      <text:p text:style-name="P4">// указатель на середину динамического буфера</text:p>
      <text:p text:style-name="Standard"><text:span text:style-name="T11">sizeof says = 4h, _msize says = D200h<text:tab/><text:tab/>// sizeof </text:span><text:span text:style-name="T10">и</text:span><text:span text:style-name="T11"> _msize </text:span><text:span text:style-name="T10">провалились</text:span></text:p>
      <text:p text:style-name="P2">Листинг <text:sequence text:ref-name="refЛистинг1" text:name="Листинг" text:formula="ooow:Листинг+1" style:num-format="1">2</text:sequence><text:span text:style-name="T1"> </text:span>результат работы программы, определяющий размер блока по указателю</text:p>
      <text:p text:style-name="P13">Мы видим, что _<text:span text:style-name="T8">msize</text:span> ведет себя очень странно и когда не может определить размер блока, возвращает какой-то мусор, никак не сигнализируя об ошибке. Поэтому, выполнять контроль должна вызывающая функция, передавая вызываемой размер буфера как аргумент. Отсюда<text:span text:style-name="T1"> </text:span>и<text:span text:style-name="T1"> </text:span>появились<text:span text:style-name="T1">: </text:span><text:span text:style-name="T8">char *fgets(char *string, </text:span><text:span text:style-name="T9">int n</text:span><text:span text:style-name="T8">, FILE *stream);</text:span><text:span text:style-name="T1"> </text:span><text:span text:style-name="T8">char *strncpy(char *strDest, const char *strSource, </text:span><text:span text:style-name="T9">size_t count</text:span><text:span text:style-name="T8">)</text:span><text:span text:style-name="T1"> </text:span>и<text:span text:style-name="T1"> </text:span>другие<text:span text:style-name="T1"> </text:span>подобные<text:span text:style-name="T1"> </text:span>функции<text:span text:style-name="T1">. </text:span>Теоретически, они на 100% застрахованы от переполнения, но вот практически… значение <text:span text:style-name="T8">n</text:span> приходится рассчитывать вручную, а, значит, существует риск ошибиться! К тому же, если длина строки превышает <text:span text:style-name="T8">n</text:span>, в буфер копируется лишь "огрызок", что само по себе является нехилым источников проблем и вторичных ошибок. Приходится навешивать специальный обработчик, выделяющий дополнительную память и считывающий оставшийся "хвост", что значительно усложняет реализацию, делает код более громоздким и менее наглядным. Обычно стараются выбрать <text:span text:style-name="T8">n</text:span> так, чтобы его значение превышало размер _наибольшей_ строки, выделяя память с запасом и не обращая внимания на то, что большинство строк использует лишь малую часть буфера…</text:p>
      <text:p text:style-name="P13">Нет! Память лучше всего выделять динамически, по мере возникновения в ней потребности! В идеале, строка должна представляет собой _список_ (желательно двухсвязный), что не только ускорит операции удаления и вставки подстрок, но и ликвидирует проблему переполнения. О контроле границ заботиться уже необязательно, поскольку память под новые символы выделяется автоматически.</text:p>
      <text:p text:style-name="P13">В простейшем случае, каждый элемент списка выглядит приблизительно так:</text:p>
      <text:p text:style-name="P12"/>
      <text:p text:style-name="P6">struct slist</text:p>
      <text:p text:style-name="P6">{</text:p>
      <text:p text:style-name="Standard"><text:span text:style-name="T11"><text:tab/>unsigned char c;</text:span></text:p>
      <text:p text:style-name="P6"><text:tab/>struct slist *prev;</text:p>
      <text:p text:style-name="P6"><text:tab/>struct slist *next;</text:p>
      <text:p text:style-name="Standard"><text:span text:style-name="T10"><text:tab/></text:span><text:span text:style-name="T11">struct slist *first;</text:span></text:p>
      <text:p text:style-name="P6"><text:tab/>struct slist *last;</text:p>
      <text:p text:style-name="P4">};</text:p>
      <text:p text:style-name="P2">Листинг <text:sequence text:ref-name="refЛистинг2" text:name="Листинг" text:formula="ooow:Листинг+1" style:num-format="1">3</text:sequence> строка, реализованная в виде списка (простейшая реализация)</text:p>
      <text:p text:style-name="P13">Это просто реализуется, но имеет дикий оверхид, требующий для хранения каждого символа 17 байт, поэтому на практике приходится использовать комбинированный способ, сочетающий в себе строковые буфера со списками:</text:p>
      <text:p text:style-name="P12"/>
      <text:p text:style-name="P6">#define STR_SIZE<text:tab/>256</text:p>
      <text:p text:style-name="P6">struct slist</text:p>
      <text:p text:style-name="P6">{</text:p>
      <text:p text:style-name="P8"><text:tab/>unsigned int len;</text:p>
      <text:p text:style-name="P8"><text:tab/>unsigned char buf[STR_SIZE];</text:p>
      <text:p text:style-name="P6"><text:tab/>struct slist *prev;</text:p>
      <text:p text:style-name="Standard"><text:span text:style-name="T11"><text:tab/>struct slist *next;</text:span></text:p>
      <text:p text:style-name="P6"><text:tab/>struct slist *first;</text:p>
      <text:p text:style-name="P6"><text:soft-page-break/><text:tab/>struct slist *last;</text:p>
      <text:p text:style-name="P4">};</text:p>
      <text:p text:style-name="P2">Листинг <text:sequence text:ref-name="refЛистинг3" text:name="Листинг" text:formula="ooow:Листинг+1" style:num-format="1">4</text:sequence> строка, реализованная в виде списка (продвинутая реализация)</text:p>
      <text:p text:style-name="P13">Размер буфера может быть как фиксированным, так и динамическим. Хорошей стратег выделяет под первый элемент списка ~64 байт, под второй ~128 байт и так далее вплоть до 1000<text:span text:style-name="T1">h</text:span>, что позволяет обрабатывать как длинные, так и кроткие сроки с минимальным оверхидом.</text:p>
      <text:p text:style-name="P13">Списки на 100% защищены от ошибок переполнения (исключение составляют попытки обработать строку свыше 2<text:span text:style-name="T1"> </text:span>Гбайт, вызывающую исчерпание свободной памяти, но, во-первых, исчерпание это все-таки не переполнение и заслать <text:span text:style-name="T1">shell</text:span>-код злоумышленник не сможет, а во-вторых, это _явная_ ошибка, которую легко обработать, установив предельный лимит на максимально разумную длину строки).</text:p>
      <text:p text:style-name="P13">Хуже другое. Реализовав свою библиотеку для работы со "списочными строками", мы будем вынуждены переписать _все_ остальные библиотеки, создавая обертки для каждой строковой функции, включая <text:span text:style-name="T1">fopen</text:span>, <text:span text:style-name="T1">CreateProcess</text:span> и т. д., поскольку все они ожидают увидеть непрерывный массив байт, а вовсе не список! Это чрезвычайно утомительная работа, но зато когда она будет закончена, о переполнения можно забыть раз и навсегда. Правда, производительность (за счет постоянного преобразования типов) падает и весьма значительно…</text:p>
      <text:p text:style-name="P13">А вот более быстрое, но менее надежное решение. Отказываемся от стековых буферов, переходя на динамическую память. Выделяем каждому блоку на одну страницу больше, чем нужно и присваиваем последней странице атрибут <text:span text:style-name="T1">PAGE</text:span>_<text:span text:style-name="T1">NOACCESS</text:span>, чтобы каждое обращение к ней вызывало исключение, отлавливаемое нашим обработчиком, который в зависимости от ситуации либо увеличивал размер буфера, либо завершал работу программы с сообщением об ошибке. На коротких строках оверхид весьма значителен, но на длинных он минимален, однако, такая защита страхует лишь от последовательного переполнения, но бессильна предотвратить индексное (подробнее о видах переполнения можно прочитать в моей книжке "<text:span text:style-name="T3">shellcoders</text:span><text:span text:style-name="T6">'</text:span><text:span text:style-name="T3">s</text:span><text:span text:style-name="T6"> </text:span><text:span text:style-name="T3">programming</text:span><text:span text:style-name="T6"> </text:span><text:span text:style-name="T3">uncovered</text:span>", которую можно найти в Осле), к тому же переход на динамические массивы порождает проблему утечек памяти и получается так, что одно лечим, а другое калечим.</text:p>
      <text:p text:style-name="P13">Тем не менее, лишний раз подстраховаться никогда не помешает! Чтобы защититься от <text:s/>переполнения кучи (которое в последнее время приобретает все большую популярность) после вызова любой функции, работающей с динамической памятью, необходимо защищать служебные данные кучи атрибутом <text:span text:style-name="T1">PAGE</text:span>_<text:span text:style-name="T1">NOACCESS</text:span>, а перед вызовом функции — снимать их. Для этого нам, опять-таки потребуется написать обертки вокруг всех функций менеджера памяти, что требует времени. К тому же, в реализации кучи от <text:span text:style-name="T1">Microsoft</text:span> <text:span text:style-name="T1">Visual</text:span> <text:span text:style-name="T1">C</text:span>++, служебные данные лежат по смещению -10<text:span text:style-name="T1">h</text:span> от начала выделенного блока, а защищать мы можем только всю страницу целиком, поэтому, во-первых, необходимо увеличить размер каждого блока до 512 Кбайт, чтобы начальный адрес совпадал с началом страницы, а во-вторых, использовать блок только со второй страницы. В результате, при работе с мелкими блоками мы получаем чудовищный оверхид, но зато компенсируемый надежной защитой от переполнения. Так что данный метод, при всех его недостатках, все-таки имеет право на жизнь.</text:p>
      <text:h text:style-name="Heading_20_2" text:outline-level="2">утечки ресурсов</text:h>
      <text:p text:style-name="P13">Утечка ресурсов возникает всякий раз, когда функция выделяет блок памяти, открывает файл, но при выходе забывает его освободить/закрыть. Чаще всего это происходит при преждевременном выходе из функции.</text:p>
      <text:p text:style-name="P13">Рассмотрим следующий пример:</text:p>
      <text:p text:style-name="P12"/>
      <text:p text:style-name="P6">foo()</text:p>
      <text:p text:style-name="P6">{</text:p>
      <text:p text:style-name="Standard"><text:span text:style-name="T10"><text:tab/></text:span><text:span text:style-name="T11">FILE *ff</text:span></text:p>
      <text:p text:style-name="P6"><text:tab/>char *p1, *p2;</text:p>
      <text:p text:style-name="P6"><text:tab/>p1 = malloc(XXL);</text:p>
      <text:p text:style-name="P6"><text:tab/>ff = fopen(FN,"r");</text:p>
      <text:p text:style-name="P6"><text:tab/>…</text:p>
      <text:p text:style-name="P6"><text:tab/>if (bar()==ERROR) return -1;</text:p>
      <text:p text:style-name="P6"><text:tab/>…</text:p>
      <text:p text:style-name="P6"><text:tab/>p2 = malloc(XXL);</text:p>
      <text:p text:style-name="P6"><text:tab/>…</text:p>
      <text:p text:style-name="Standard"><text:span text:style-name="T11"><text:tab/>free(p1);</text:span></text:p>
      <text:p text:style-name="P6"><text:tab/>free(p2);</text:p>
      <text:p text:style-name="P6"><text:tab/>fclose(ff);</text:p>
      <text:p text:style-name="P6"><text:soft-page-break/><text:tab/>return 0;</text:p>
      <text:p text:style-name="P6">}</text:p>
      <text:p text:style-name="P2">Листинг <text:sequence text:ref-name="refЛистинг4" text:name="Листинг" text:formula="ooow:Листинг+1" style:num-format="1">5</text:sequence> фрагмент типичной программы, страдающей утечками ресурсов</text:p>
      <text:p text:style-name="P13">Функция <text:span text:style-name="T8">foo</text:span> намеревается выделить два блока памяти <text:span text:style-name="T8">p</text:span><text:span text:style-name="T7">1</text:span> и <text:span text:style-name="T8">p</text:span><text:span text:style-name="T7">2</text:span>, но реально успевает выделить лишь один из них, после чего <text:span text:style-name="T8">bar</text:span> завершается с ошибкой, делающей дальнейшее выполнение <text:span text:style-name="T8">foo</text:span> невозможным, вот программист и совершает возврат по <text:span text:style-name="T8">return</text:span>, забывая о выделенном блоке памяти.</text:p>
      <text:p text:style-name="P13">Проблема в том, что в произвольной точке программы очень непросто сказать: какие ресурсы уже выделены, а какие еще нет и что именно нужно освобождать! Ну ведь не поддерживать же ради этого транзакции?! Разумеется, нет. Проблема имеет весьма простое и элегантное решение, основанное на том, что Стандарт допускает освобождение нулевого указателя. Правда, к файлам и другим объектам это уже не относится, но проверку на нуль легко выполнить и вручную.</text:p>
      <text:p text:style-name="P13">Правильно спроектированный код должен выглядеть приблизительно так:</text:p>
      <text:p text:style-name="P13"/>
      <text:p text:style-name="P6">foo()</text:p>
      <text:p text:style-name="P6">{</text:p>
      <text:p text:style-name="P8"><text:tab/>int error = 0;</text:p>
      <text:p text:style-name="Standard"><text:span text:style-name="T12"><text:tab/>FILE *ff = 0</text:span><text:span text:style-name="T13">;</text:span></text:p>
      <text:p text:style-name="P8"><text:tab/>char *p1 = 0; char *p2 = 0;</text:p>
      <text:p text:style-name="P8"><text:tab/>{</text:p>
      <text:p text:style-name="P6"><text:tab/><text:tab/>p1 = malloc(XXL);</text:p>
      <text:p text:style-name="Standard"><text:span text:style-name="T11"><text:tab/><text:tab/>ff = fopen(FN,"r");</text:span></text:p>
      <text:p text:style-name="P6"><text:tab/><text:tab/>…</text:p>
      <text:p text:style-name="P8"><text:tab/><text:tab/>if ((bar()==ERROR) &amp;&amp; (error=-1)) break;</text:p>
      <text:p text:style-name="P6"><text:tab/><text:tab/>…</text:p>
      <text:p text:style-name="P6"><text:tab/><text:tab/>p2 = malloc(XXL);</text:p>
      <text:p text:style-name="P6"><text:tab/><text:tab/>…</text:p>
      <text:p text:style-name="P8"><text:tab/>} while(0);</text:p>
      <text:p text:style-name="P6"><text:tab/>free(p1); free(p2);</text:p>
      <text:p text:style-name="P8"><text:tab/>if (ff) fclose(ff);</text:p>
      <text:p text:style-name="P8"><text:tab/>return error;</text:p>
      <text:p text:style-name="P6">}</text:p>
      <text:p text:style-name="P2">Листинг <text:sequence text:ref-name="refЛистинг5" text:name="Листинг" text:formula="ooow:Листинг+1" style:num-format="1">6</text:sequence> реконструированный вариант программы, свободный от утечек</text:p>
      <text:p text:style-name="P13">Что изменилось? Абсолютно все! Теперь для внепланового выхода из программы (который осуществляется по <text:span text:style-name="T8">break</text:span>), нам уже не нужно помнить, что мы успели выделить или открыть! По завершении цикла <text:span text:style-name="T1">while</text:span> (который на самом деле никакой не цикл, а просто имитация критикуемого оператора <text:span text:style-name="T8">goto</text:span>), мы освобождаем (или точнее, пытаемся освободить) _все_ ресурсы, которые потенциально могли быть выделены. Структура программы значительно упрощается и главное тут — не забыть освободить все, что мы выделили, но программисты об этом все равно забывают.</text:p>
      <text:p text:style-name="P13">Решение заключается в создании своей собственной обертки вокруг функции <text:span text:style-name="T8">malloc</text:span> (условно назовем ее <text:span text:style-name="T8">my</text:span><text:span text:style-name="T7">_</text:span><text:span text:style-name="T8">malloc</text:span>), которая выделят память, запоминает указатель в своем списке/массиве и перед возвращением в вызываемую функцию подменяет адрес возврата из материнский функции на свой собственный обработчик (конечно, без ассемблерных вставок тут не обойтись, но они того стоят). Как следствие — при выходе из <text:span text:style-name="T8">foo</text:span>, управление получает обработчик <text:span text:style-name="T1">my</text:span>_<text:span text:style-name="T1">malloc</text:span>, читающий список/массив и автоматически освобождающий все, что там есть, снимая тем самым эту ношу с плеч программиста.</text:p>
      <text:p text:style-name="P13">Если же выделенная функцией память по замыслу разработчика не должна освобождаться после ее завершения, на этот случай можно предусмотреть специальный флаг, передаваемый <text:span text:style-name="T8">my</text:span><text:span text:style-name="T7">_</text:span><text:span text:style-name="T8">malloc</text:span>, и сообщающий, что этот блок освобождать не надо и программист освободит его сам.</text:p>
      <text:p text:style-name="P13">Одним их самых мерзких недостатков языка Си является отсутствие поддержки динамических стековых массивов. Стековая память хороша тем, что автоматически освобождается при выходе из функции, однако, выделение стековых массивов "на лету" невозможно и мы должны заранее объявить их размеры при объявлении переменных. В <text:span text:style-name="T1">C</text:span>99 сделаны небольшие подвижки в этом направлении и теперь мы можем объявлять массивы, размер которых задается аргументом, передаваемым функции, однако, это не решает всех проблем и к тому же <text:span text:style-name="T1">C</text:span>99 поддерживают далеко не все компиляторы.</text:p>
      <text:p text:style-name="P13">В частности, компилятор <text:span text:style-name="T1">GCC </text:span>2.95 нормально "переваривает" следующий код, а <text:span text:style-name="T1">Microsoft</text:span> <text:span text:style-name="T1">Visual</text:span> <text:span text:style-name="T1">C</text:span>++ увы, нет:</text:p>
      <text:p text:style-name="P13"/>
      <text:p text:style-name="P6"><text:soft-page-break/>f(int n)</text:p>
      <text:p text:style-name="P6">{</text:p>
      <text:p text:style-name="Standard"><text:span text:style-name="T11"><text:tab/>char buf[n];</text:span></text:p>
      <text:p text:style-name="P6"><text:tab/>return sizeof(buf);</text:p>
      <text:p text:style-name="P4">}</text:p>
      <text:p text:style-name="P2">Листинг <text:sequence text:ref-name="refЛистинг6" text:name="Листинг" text:formula="ooow:Листинг+1" style:num-format="1">7</text:sequence> стековые массивы с переменным размером, появившиеся в Стандарте <text:span text:style-name="T1">C</text:span>99</text:p>
      <text:p text:style-name="P13">На самом деле, выделять динамические массивы все-таки возможно, однако, только в том случае если компилятор, во-первых, адресует локальные переменные через <text:span text:style-name="T1">EBP</text:span>, а во-вторых, в эпилоге использует конструкцию <text:span text:style-name="T8">MOV ESP</text:span><text:span text:style-name="T7">,</text:span><text:span text:style-name="T8"> EBP</text:span> вместо <text:span text:style-name="T1">ADD ESP</text:span>,<text:span text:style-name="T1"> n</text:span>. К таким компиляторам, в частности, относится <text:span text:style-name="T1">Microsoft</text:span> <text:span text:style-name="T1">Visual</text:span> <text:span text:style-name="T1">C</text:span>++, автоматически переходящий на адресацию локальных переменных через регистр <text:span text:style-name="T1">EBP</text:span>, если в теле функции присутствует хотя бы одна ассемблерная вставка.</text:p>
      <text:p text:style-name="P13">Фрагмент одной из таких функций приведен ниже:</text:p>
      <text:p text:style-name="P13"/>
      <text:p text:style-name="P7">text:00000010<text:tab/><text:tab/>push<text:tab/>ebp</text:p>
      <text:p text:style-name="P7">text:00000011<text:tab/><text:tab/>mov<text:tab/>ebp, esp</text:p>
      <text:p text:style-name="P7">text:00000013<text:tab/><text:tab/>push<text:tab/>esi</text:p>
      <text:p text:style-name="P9">…</text:p>
      <text:p text:style-name="P7">text:0000002B<text:tab/><text:tab/>sub<text:tab/>esp, 400h</text:p>
      <text:p text:style-name="P9">…</text:p>
      <text:p text:style-name="P3"><text:span text:style-name="T11">text:00000034<text:tab/><text:tab/>mov<text:tab/>eax, [ebp+var_4]</text:span></text:p>
      <text:p text:style-name="P9">…</text:p>
      <text:p text:style-name="P7">text:00000048<text:tab/><text:tab/>pop<text:tab/>esi</text:p>
      <text:p text:style-name="P7">text:00000049<text:tab/><text:tab/>mov<text:tab/>esp, ebp</text:p>
      <text:p text:style-name="P7">text:0000004B<text:tab/><text:tab/>pop<text:tab/>ebp</text:p>
      <text:p text:style-name="P3"><text:span text:style-name="T11">text:000</text:span><text:span text:style-name="T10">0004</text:span><text:span text:style-name="T11">C</text:span><text:span text:style-name="T10"><text:tab/><text:tab/></text:span><text:span text:style-name="T11">retn</text:span></text:p>
      <text:p text:style-name="P2">Листинг <text:sequence text:ref-name="refЛистинг7" text:name="Листинг" text:formula="ooow:Листинг+1" style:num-format="1">8</text:sequence> дизассемблерный фрагмент программы, откомпилированной компилятором <text:span text:style-name="T1">Microsoft</text:span> <text:span text:style-name="T1">Visual</text:span> <text:span text:style-name="T1">C</text:span>++ с максимальной оптимизацией (ключ /<text:span text:style-name="T1">Ox</text:span>)</text:p>
      <text:p text:style-name="P13">Выделение памяти на стеке осуществляется путем "приподнимания" регистра-указателя стека на некоторую величину, что можно сделать командой "<text:span text:style-name="T8">SUB ESP</text:span><text:span text:style-name="T7">,</text:span><text:span text:style-name="T8"> n</text:span>", где <text:s/><text:span text:style-name="T1">n </text:span>– количество выделяемых байт. Поскольку, компилятор адресует локальные переменные через регистр <text:span text:style-name="T1">EBP</text:span>, то изменение <text:span text:style-name="T1">ESP</text:span> не нарушит работы функции и все будет ОК, но… так будет продолжаться недолго. При выходе из функции она попытается восстановить регистры, сохраненные на входе (в данном случае — это регистр <text:span text:style-name="T1">ESI</text:span>), но на вершине перемещенного стека их не окажется! В регистр <text:span text:style-name="T1">ESI</text:span> попадет мусор и материнская функция рухнет.</text:p>
      <text:p text:style-name="P13">Существует по меньшей мере два решения проблемы: либо вручную опускаем регистр <text:span text:style-name="T1">ESP</text:span> при выходе из функции (если, конечно, не забудем это сделать), либо копируем на вершину выделенного блока порядка 20<text:span text:style-name="T1">h</text:span> байт памяти с макушки старого стека (обычного этого более чем достаточно, даже если функция сохраняет все регистры общего назначения ей требуется всего лишь 1С<text:span text:style-name="T1">h</text:span> байт). В этом случае о ручном освобождении выделенной памяти можно не заботиться. Это сделает машинная команда <text:span text:style-name="T8">MOV ESP</text:span><text:span text:style-name="T7">, </text:span><text:span text:style-name="T8">EBP</text:span>, помещенная компилятором в эпилог функции.</text:p>
      <text:p text:style-name="P13">Ниже приведена пара макросов для динамического выделения стековой памяти по первому сценарию:</text:p>
      <text:p text:style-name="P13"/>
      <text:p text:style-name="P7">#define stack_alloc(p,n,total) { __asm{sub esp,n};\</text:p>
      <text:p text:style-name="P3"><text:span text:style-name="T11"><text:tab/><text:tab/><text:tab/><text:tab/>__asm{mov dword ptr ds:[p],esp};\</text:span></text:p>
      <text:p text:style-name="P7"><text:tab/><text:tab/><text:tab/><text:tab/>total += n;}</text:p>
      <text:p text:style-name="P7"/>
      <text:p text:style-name="P7">#define stack_free(total) {__asm{add esp,total};}</text:p>
      <text:p text:style-name="P2">Листинг<text:span text:style-name="T1"> </text:span><text:sequence text:ref-name="refЛистинг8" text:name="Листинг" text:formula="ooow:Листинг+1" style:num-format="1">9</text:sequence><text:span text:style-name="T1"> </text:span>макросы для динамического выделения/освобождения стековой памяти (только для <text:span text:style-name="T1">Microsoft</text:span> <text:span text:style-name="T1">Visual</text:span> <text:span text:style-name="T1">C</text:span>++)</text:p>
      <text:p text:style-name="P13">А вот пример использования макросов <text:span text:style-name="T8">stack</text:span><text:span text:style-name="T7">_</text:span><text:span text:style-name="T8">alloc</text:span> и <text:span text:style-name="T8">stack</text:span><text:span text:style-name="T7">_</text:span><text:span text:style-name="T8">free</text:span>:</text:p>
      <text:p text:style-name="P13"/>
      <text:p text:style-name="P7">foo()</text:p>
      <text:p text:style-name="P7">{</text:p>
      <text:p text:style-name="P3"><text:span text:style-name="T10"><text:tab/></text:span><text:span text:style-name="T11">char* p; int n;</text:span></text:p>
      <text:p text:style-name="P7"><text:tab/>int total = 0;</text:p>
      <text:p text:style-name="P7"><text:tab/></text:p>
      <text:p text:style-name="P7"><text:tab/>n = 0x100;</text:p>
      <text:p text:style-name="P7"><text:tab/>stack_alloc(p, n, total);</text:p>
      <text:p text:style-name="P7"><text:tab/></text:p>
      <text:p text:style-name="P7"><text:tab/>strcpy(p,"hello, world!\n");printf(p);</text:p>
      <text:p text:style-name="P7"><text:soft-page-break/><text:tab/></text:p>
      <text:p text:style-name="P7"><text:tab/>stack_free(total);</text:p>
      <text:p text:style-name="P5">}</text:p>
      <text:p text:style-name="P2">Листинг<text:span text:style-name="T1"> </text:span><text:sequence text:ref-name="refЛистинг9" text:name="Листинг" text:formula="ooow:Листинг+1" style:num-format="1">10</text:sequence><text:span text:style-name="T1"> </text:span>исходный текст программы, использующий динамические стековые массивы</text:p>
      <text:p text:style-name="P13">Естественно, о вызове <text:span text:style-name="T8">stack</text:span><text:span text:style-name="T7">_</text:span><text:span text:style-name="T8">free</text:span> программист может забыть (и ведь наверняка забудет!), поэтому лучше выделять память так, чтобы при выходе из функции она освобождалась автоматически.</text:p>
      <text:p text:style-name="P12">Ниже приведен исходный текст макроса <text:span text:style-name="T8">auto</text:span><text:span text:style-name="T7">_</text:span><text:span text:style-name="T8">alloc</text:span>, который именно так и работает:</text:p>
      <text:p text:style-name="P12"/>
      <text:p text:style-name="P6">#define auto_alloc(p,n) {__asm{add n,20h};\</text:p>
      <text:p text:style-name="P6"><text:tab/><text:tab/><text:tab/><text:tab/><text:tab/>__asm{mov eax,esp};\</text:p>
      <text:p text:style-name="P6"><text:tab/><text:tab/><text:tab/><text:tab/><text:tab/>__asm{sub esp,n};\</text:p>
      <text:p text:style-name="P6"><text:tab/><text:tab/><text:tab/><text:tab/><text:tab/>__asm{mov p,esp};\</text:p>
      <text:p text:style-name="P6"><text:tab/><text:tab/><text:tab/><text:tab/><text:tab/>__asm{push 20h};\</text:p>
      <text:p text:style-name="P6"><text:tab/><text:tab/><text:tab/><text:tab/><text:tab/>__asm{push eax};\</text:p>
      <text:p text:style-name="P6"><text:tab/><text:tab/><text:tab/><text:tab/><text:tab/>__asm{mov eax,p};\</text:p>
      <text:p text:style-name="P6"><text:tab/><text:tab/><text:tab/><text:tab/><text:tab/>__asm{push eax};\</text:p>
      <text:p text:style-name="Standard"><text:span text:style-name="T11"><text:tab/><text:tab/><text:tab/><text:tab/><text:tab/>__asm{call memcpy};\</text:span></text:p>
      <text:p text:style-name="P6"><text:tab/><text:tab/><text:tab/><text:tab/><text:tab/>__asm{add esp,0Ch};\</text:p>
      <text:p text:style-name="P6"><text:tab/><text:tab/><text:tab/><text:tab/><text:tab/>__asm{add p,20h};}</text:p>
      <text:p text:style-name="P2">Листинг <text:sequence text:ref-name="refЛистинг10" text:name="Листинг" text:formula="ooow:Листинг+1" style:num-format="1">11</text:sequence> исходный код макроса, выделяющего стековую память, автоматически освобождаемую при выходе из функции (только для <text:span text:style-name="T1">Microsoft</text:span> <text:span text:style-name="T1">Visual</text:span> <text:span text:style-name="T1">C</text:span>++)</text:p>
      <text:p text:style-name="P12">Как его можно использовать на практике? А хотя бы вот так!</text:p>
      <text:p text:style-name="P12"/>
      <text:p text:style-name="P7">foo()</text:p>
      <text:p text:style-name="P7">{</text:p>
      <text:p text:style-name="P3"><text:span text:style-name="T10"><text:tab/></text:span><text:span text:style-name="T11">char* p; int n; n = 0x100;</text:span></text:p>
      <text:p text:style-name="P7"><text:tab/>auto_alloc(p, n);</text:p>
      <text:p text:style-name="P7"><text:tab/></text:p>
      <text:p text:style-name="P7"><text:tab/>strcpy(p,"hello, world!\n");printf(p);</text:p>
      <text:p text:style-name="P5">}</text:p>
      <text:p text:style-name="P2">Листинг<text:span text:style-name="T1"> </text:span><text:sequence text:ref-name="refЛистинг11" text:name="Листинг" text:formula="ooow:Листинг+1" style:num-format="1">12</text:sequence><text:span text:style-name="T1"> </text:span>демонстрационный пример программы, использующей макрос <text:span text:style-name="T1">auto</text:span>_<text:span text:style-name="T1">alloc</text:span></text:p>
      <text:p text:style-name="P13">При работе со стековой памятью следует помнить три обстоятельства: во-первых, по умолчанию каждый поток получает всего лишь 1 Мбайт стековой памяти, что по современным понятиям очень мало. Стековую память первичного потока легко увеличить, передав линкеру ключ "<text:span text:style-name="T7">/STACK:reserve[,commit]</text:span>", где <text:span text:style-name="T8">reserve</text:span><text:span text:style-name="T1"> </text:span>– зарезервированная, а <text:span text:style-name="T8">commit</text:span><text:span text:style-name="T1"> </text:span>– выделенная память. Размер стековой памяти остальных потоков определяется значением аргумента <text:span text:style-name="T8">d</text:span><text:span text:style-name="T7">wStackSize</text:span> функции <text:span text:style-name="T8">CreateThread</text:span>.</text:p>
      <text:p text:style-name="P13">Во-вторых, при старте потока <text:span text:style-name="T1">Windows</text:span> выделяет ему минимум страниц стековой памяти, размещая за ними специальную "сторожевую" страницу (<text:span text:style-name="T1">PAGE</text:span> <text:span text:style-name="T1">GUARD</text:span>) при обращении к которой возбуждается исключение, отлавливаемое системой, которая выделяет потоку еще несколько страниц, перемещая <text:span text:style-name="T1">PAGE</text:span> <text:span text:style-name="T1">GUARD</text:span> наверх. Если же мы попытаемся обратиться к памяти, лежащей _за_ <text:span text:style-name="T1">PAGE</text:span> <text:span text:style-name="T1">GUARD</text:span> — произойдет крах. Поэтому, при ручном выделении стековой памяти, необходимо последовательно обратиться хотя бы к одной ячейке каждой страницы: <text:span text:style-name="T10">#</text:span><text:span text:style-name="T11">define stack</text:span><text:span text:style-name="T10">_</text:span><text:span text:style-name="T11">out</text:span><text:span text:style-name="T10">(</text:span><text:span text:style-name="T11">p</text:span><text:span text:style-name="T10">,</text:span><text:span text:style-name="T11">n</text:span><text:span text:style-name="T10">)</text:span><text:span text:style-name="T11"> for</text:span><text:span text:style-name="T10">(</text:span><text:span text:style-name="T11">a</text:span><text:span text:style-name="T10">=0;</text:span><text:span text:style-name="T11">a</text:span><text:span text:style-name="T10">&lt;</text:span><text:span text:style-name="T11">n</text:span><text:span text:style-name="T10">;</text:span><text:span text:style-name="T11">a</text:span><text:span text:style-name="T10">+=0</text:span><text:span text:style-name="T11">x</text:span><text:span text:style-name="T10">100)</text:span><text:span text:style-name="T11">t</text:span><text:span text:style-name="T10">=</text:span><text:span text:style-name="T11">p</text:span><text:span text:style-name="T10">[</text:span><text:span text:style-name="T11">a</text:span><text:span text:style-name="T10">];</text:span></text:p>
      <text:p text:style-name="P13">В-третьих, размер выделяемых блоков памяти должен быть кратен четырем, иначе многие <text:span text:style-name="T1">API</text:span> и библиотечные функции откажут в работе.</text:p>
      <text:p text:style-name="P13">Но что делать, если, несмотря на все усилия, память продолжает утекать? На этот случай у мыщъх'а припасено несколько грязных, но довольно эффективных трюков. Вот один из них: когда количество потребляемой приложением памяти достигает некоторой, заранее заданной отметки, мы "прогуливаемся по куче" <text:span text:style-name="T1">API</text:span>-функцией <text:span text:style-name="T1">HeapWalk</text:span>, сохраняя все выделенные страницы в специальный файл (устроенный по принципу файла подкачки) и возвращаем память системе, оставляя страницы зарезервированными и назначая им атрибут <text:span text:style-name="T1">PAGE</text:span>_<text:span text:style-name="T1">NOACCESS</text:span>. После чего нам остается только отлавливать исключения и подгружать содержимое реально используемых страниц, восстанавливая оригинальные атрибуты доступа (<text:span text:style-name="T1">PAGE</text:span>_<text:span text:style-name="T1">READ</text:span> или <text:span text:style-name="T1">PARE</text:span>_<text:span text:style-name="T1">READWRITE</text:span>). В результате, утекать будет только адресное пространство, которое, между прочим не бесконечно, и при интенсивной течи довольно быстро кончается. И что же тогда? Можно, конечно, просто завершить программу, но лучше рискнуть и попробовать освободить блоки к которым дольше всего не было обращений. Разумеется, мы не можем гарантировать, что именно они ответственны за утечку памяти. Быть может, программа в <text:soft-page-break/>самом начале выделила несколько блоков, планируя обратиться к ним при завершении процесса, но… риск благородное дело!</text:p>
      <text:h text:style-name="Heading_20_2" text:outline-level="2">заключение</text:h>
      <text:p text:style-name="P13">Помимо рассмотренных нами существуют и другие методы борьбы с утечками и переполняющимися буферами. Для мира <text:span text:style-name="T1">BSD</text:span>/<text:span text:style-name="T1">LINUX</text:span> характерны <text:span text:style-name="T1">run</text:span>-<text:span text:style-name="T1">time</text:span> верификаторы, встраиваемые непосредственно в сам компилятор (ведь его исходные тексты доступны). Под <text:span text:style-name="T1">Windows</text:span> более популярны статические анализаторы — потомки древнего <text:span text:style-name="T1">LINT</text:span>. Но всем им свойственны недостатки, поэтому, настоящие программисты никогда не останавливаются на достигнутом, а неуклонно движутся вперед, выдумывая все новые приемы и трюки. Одни — сметаются временем, другие — получают широкое распространение, попадая в учебники и справочные руководства.</text:p>
      <text:p text:style-name="P13">Но лучшее руководство это свой свойственный опыт, который и описал мыщъх, не претендуя, впрочем, на новизну и новаторств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8-09T02:37:00</dc:date>
    <meta:editing-cycles>342</meta:editing-cycles>
    <meta:editing-duration>PT12H42M</meta:editing-duration>
    <meta:document-statistic meta:table-count="0" meta:image-count="0" meta:object-count="0" meta:page-count="7" meta:paragraph-count="181" meta:word-count="2746" meta:character-count="20000" meta:non-whitespace-character-count="17281"/>
    <meta:generator>LibreOffice/5.2.3.3$Linux_X86_64 LibreOffice_project/20m0$Build-3</meta:generator>
  </office:meta>
</office:document-meta>
</file>